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ode.FONod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nodesOutOfOrderError( Locator loc , String tooLateNode , String tooEarly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setLocator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Node.getContentHandl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canHaveMarkers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ONode.getChildNodes( FONode child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char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tooManyNodesError( Locator loc , String offending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addCharacters( char [ ] data , int start , int end , PropertyList pList ,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Node.getBuilder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getFOValidationEventProduc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ode.invalidChildError( Locator loc , String parentName , String nsURI , String lName , String ruleViol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ode.get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gatherContex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missingPropertyError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getContextInfo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ONode.getLocatorString( Locator l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Node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Node.getFOEv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bind( PropertyList property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Node.getNodeString( String namespaceURI , String loc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atherContextInfoFunction.evaluate( Map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Node.addChildNode( FONode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Node.finaliz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Node.g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tooManyNodesError( Locator loc , String nsURI , String 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warningText( Locator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nodesOutOfOrderError( Locator loc , String tooLateNode , String tooEarlyNode , boolean canRec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ode.getContextInfoAl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ONode.validateChildNode( Locator loc ,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Node.getExtensionAttach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attachSiblings( FONode precedingSibling , FONode followingSibl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Node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removeChild( FONode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Nod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errorText( Locator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decorateWithContextInfo( String text , FO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Node.missingChildElementError( String conten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ode.end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createPropertyList( PropertyList pList , FOEventHandler foEv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characters( char [ ] data , int start , int length , PropertyList pList ,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in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getUserAg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clone( FONode cloneparent , boolean removeChildr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Node.get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validateChildNode( FONode fo , Locator loc ,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atherContextInfoFunc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getName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Node.invalidChildError( Locator loc , String nsURI , String 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ode.processNode( String elementName , Locator locator , Attributes attlist , PropertyList p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Node.missingChildElementError( String contentModel , boolean canRec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ode.tooManyNodesError( Locator loc , QName offending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